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Calibri1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4pt" style:font-name-complex="Calibri1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  <style:text-properties fo:font-size="14pt" style:font-size-asian="14pt" style:font-name-complex="Calibri1" style:font-size-complex="14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</style:style>
    <style:style style:name="P7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8" style:family="paragraph" style:parent-style-name="Footer">
      <style:paragraph-properties fo:text-align="end" style:justify-single-word="false"/>
    </style:style>
    <style:style style:name="T1" style:family="text">
      <style:text-properties fo:font-size="16pt" fo:font-weight="bold" style:font-size-asian="16pt" style:font-weight-asian="bold" style:font-name-complex="Calibri1" style:font-size-complex="16pt"/>
    </style:style>
    <style:style style:name="T2" style:family="text">
      <style:text-properties fo:font-size="14pt" fo:font-weight="bold" style:font-size-asian="14pt" style:font-weight-asian="bold" style:font-name-complex="Calibri1" style:font-size-complex="14pt"/>
    </style:style>
    <style:style style:name="T3" style:family="text">
      <style:text-properties fo:font-size="14pt" fo:font-weight="bold" officeooo:rsid="0012cd75" style:font-size-asian="14pt" style:font-weight-asian="bold" style:font-name-complex="Calibri1" style:font-size-complex="14pt"/>
    </style:style>
    <style:style style:name="T4" style:family="text">
      <style:text-properties fo:font-size="14pt" style:font-size-asian="14pt" style:font-name-complex="Calibri1" style:font-size-complex="14pt"/>
    </style:style>
    <style:style style:name="T5" style:family="text">
      <style:text-properties fo:font-size="14pt" officeooo:rsid="0012cd75" style:font-size-asian="14pt" style:font-name-complex="Calibri1" style:font-size-complex="14pt"/>
    </style:style>
    <style:style style:name="T6" style:family="text">
      <style:text-properties fo:font-size="14pt" officeooo:rsid="0012cfc7" style:font-size-asian="14pt" style:font-name-complex="Calibri1" style:font-size-complex="14pt"/>
    </style:style>
    <style:style style:name="T7" style:family="text">
      <style:text-properties fo:font-size="20pt" fo:font-weight="bold" style:font-size-asian="20pt" style:font-weight-asian="bold" style:font-name-complex="Calibri1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Московский государственный университет им. Н.Э. Баумана</text:span></text:p>
      <text:p text:style-name="P4"><text:span text:style-name="T2">Факультет информатики и систем управления</text:span></text:p>
      <text:p text:style-name="P4"><text:span text:style-name="T2">Кафедра теоретической информатики и компьютерных технологий</text:span></text:p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7">Курсовая работа</text:span></text:p>
      <text:p text:style-name="P4"><text:span text:style-name="T2">По дисциплине «</text:span><text:span text:style-name="T3">Конструирование компиляторов</text:span><text:span text:style-name="T2">»</text:span></text:p>
      <text:p text:style-name="P4"><text:span text:style-name="T2">на тему «</text:span><text:span text:style-name="T3">Реализация языка сборки (RASL) для Простого Рефала</text:span><text:span text:style-name="T2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6"><text:span text:style-name="T4">Выполнил</text:span><text:span text:style-name="T6">:</text:span><text:span text:style-name="T4"> </text:span><text:span text:style-name="T5">Дрогунов</text:span><text:span text:style-name="T4"> </text:span><text:span text:style-name="T5">И</text:span><text:span text:style-name="T4">.</text:span><text:span text:style-name="T5">Н</text:span><text:span text:style-name="T4">. <text:s/></text:span></text:p>
      <text:p text:style-name="P6"><text:span text:style-name="T4">Проверил: </text:span><text:span text:style-name="T5">Коновалов</text:span><text:span text:style-name="T4"> </text:span><text:span text:style-name="T5">А</text:span><text:span text:style-name="T4">.</text:span><text:span text:style-name="T5">В</text:span><text:span text:style-name="T4">.</text:span></text:p>
      <text:p text:style-name="P2"/>
      <text:p text:style-name="P3"><text:span text:style-name="T4">Москва 201</text:span><text:span text:style-name="T5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65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29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29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9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92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5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olpsix</meta:initial-creator>
    <meta:editing-cycles>6</meta:editing-cycles>
    <meta:print-date>2014-06-06T04:42:00</meta:print-date>
    <meta:creation-date>2015-12-06T12:08:00</meta:creation-date>
    <dc:date>2015-12-06T15:12:20.740528308</dc:date>
    <meta:editing-duration>PT3M</meta:editing-duration>
    <meta:generator>LibreOffice/4.3.7.2$Linux_X86_64 LibreOffice_project/430m0$Build-2</meta:generator>
    <meta:document-statistic meta:table-count="0" meta:image-count="0" meta:object-count="0" meta:page-count="1" meta:paragraph-count="10" meta:word-count="41" meta:character-count="335" meta:non-whitespace-character-count="30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